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2.082cm" svg:height="0.207cm" svg:x="2.708cm" svg:y="2cm" svg:viewBox="0 0 2083 208" svg:d="m0 208c139 0 70 0 208 0 0 0 0-208 209-208s208 208 208 208c0 0 0-208 208-208s209 208 209 208c0 0 0-208 208-208s208 208 208 208c0 0 0-208 209-208s208 208 208 208h208">
            <svg:title>Indutance</svg:title>
            <text:p/>
          </draw:path>
          <draw:line draw:style-name="gr2" draw:text-style-name="P1" draw:layer="layout" svg:x1="4.792cm" svg:y1="2.208cm" svg:x2="5cm" svg:y2="2.208cm">
            <text:p/>
          </draw:line>
          <draw:line draw:style-name="gr2" draw:text-style-name="P1" draw:layer="layout" svg:x1="2.5cm" svg:y1="2.208cm" svg:x2="2.708cm" svg:y2="2.208cm">
            <text:p/>
          </draw:line>
        </draw:g>
        <draw:g>
          <draw:line draw:style-name="gr3" draw:text-style-name="P1" draw:layer="layout" svg:x1="3.9cm" svg:y1="4cm" svg:x2="3.9cm" svg:y2="3.5cm">
            <text:p/>
          </draw:line>
          <draw:line draw:style-name="gr2" draw:text-style-name="P1" draw:layer="layout" svg:x1="3.6cm" svg:y1="3.75cm" svg:x2="3cm" svg:y2="3.75cm">
            <text:p/>
          </draw:line>
          <draw:line draw:style-name="gr3" draw:text-style-name="P1" draw:layer="layout" svg:x1="3.611cm" svg:y1="4cm" svg:x2="3.611cm" svg:y2="3.5cm">
            <text:p/>
          </draw:line>
          <draw:line draw:style-name="gr2" draw:text-style-name="P1" draw:layer="layout" svg:x1="4.5cm" svg:y1="3.75cm" svg:x2="3.9cm" svg:y2="3.75cm">
            <text:p/>
          </draw:line>
        </draw:g>
        <draw:g>
          <draw:circle draw:style-name="gr4" draw:text-style-name="P1" draw:layer="layout" svg:width="1.135cm" svg:height="1.135cm" svg:x="6cm" svg:y="2.923cm">
            <text:p/>
          </draw:circle>
          <draw:line draw:style-name="gr3" draw:text-style-name="P1" draw:layer="layout" svg:x1="6.566cm" svg:y1="4.058cm" svg:x2="6.566cm" svg:y2="2.98cm">
            <text:p/>
          </draw:line>
          <draw:line draw:style-name="gr2" draw:text-style-name="P1" draw:layer="layout" svg:x1="6.567cm" svg:y1="2.5cm" svg:x2="6.567cm" svg:y2="4.5cm">
            <text:p/>
          </draw:line>
        </draw:g>
        <draw:g>
          <draw:circle draw:style-name="gr4" draw:text-style-name="P1" draw:layer="layout" svg:width="1.135cm" svg:height="1.135cm" draw:transform="rotate (1.5707963267946) translate (7.5cm 4cm)">
            <text:p/>
          </draw:circle>
          <draw:line draw:style-name="gr3" draw:text-style-name="P1" draw:layer="layout" svg:x1="8.635cm" svg:y1="3.434cm" svg:x2="7.557cm" svg:y2="3.434cm">
            <text:p/>
          </draw:line>
          <draw:line draw:style-name="gr2" draw:text-style-name="P1" draw:layer="layout" svg:x1="8.073cm" svg:y1="2.865cm" svg:x2="8.073cm" svg:y2="2.365cm">
            <text:p/>
          </draw:line>
          <draw:line draw:style-name="gr2" draw:text-style-name="P1" draw:layer="layout" svg:x1="8.073cm" svg:y1="4.5cm" svg:x2="8.073cm" svg:y2="4cm">
            <text:p/>
          </draw:line>
        </draw:g>
        <draw:g>
          <draw:rect draw:style-name="gr4" draw:text-style-name="P1" draw:layer="layout" svg:width="1.384cm" svg:height="0.308cm" svg:x="3.308cm" svg:y="2.692cm">
            <text:p/>
          </draw:rect>
          <draw:line draw:style-name="gr2" draw:text-style-name="P1" draw:layer="layout" svg:x1="4.692cm" svg:y1="2.846cm" svg:x2="5cm" svg:y2="2.846cm">
            <text:p/>
          </draw:line>
          <draw:line draw:style-name="gr2" draw:text-style-name="P1" draw:layer="layout" svg:x1="3cm" svg:y1="2.846cm" svg:x2="3.308cm" svg:y2="2.846cm">
            <text:p/>
          </draw:line>
        </draw:g>
        <draw:g>
          <draw:path draw:style-name="gr1" draw:text-style-name="P1" draw:layer="layout" svg:width="1.499cm" svg:height="0.499cm" svg:x="2.5cm" svg:y="4.5cm" svg:viewBox="0 0 1500 500" svg:d="m0 500c500 0 500 0 500 0l1000-500">
            <text:p/>
          </draw:path>
          <draw:line draw:style-name="gr3" draw:text-style-name="P1" draw:layer="layout" svg:x1="4cm" svg:y1="5cm" svg:x2="5cm" svg:y2="5cm">
            <text:p/>
          </draw:line>
        </draw:g>
        <draw:g>
          <draw:g>
            <draw:path draw:style-name="gr1" draw:text-style-name="P1" draw:layer="layout" svg:width="1.499cm" svg:height="0.499cm" svg:x="5cm" svg:y="10cm" svg:viewBox="0 0 1500 500" svg:d="m0 500c500 0 500 0 500 0l1000-500">
              <text:p/>
            </draw:path>
            <draw:line draw:style-name="gr3" draw:text-style-name="P1" draw:layer="layout" svg:x1="6.5cm" svg:y1="10.5cm" svg:x2="7.5cm" svg:y2="10.5cm">
              <text:p/>
            </draw:line>
          </draw:g>
          <draw:g>
            <draw:g>
              <draw:circle draw:style-name="gr4" draw:text-style-name="P1" draw:layer="layout" svg:width="1.135cm" svg:height="1.135cm" svg:x="3cm" svg:y="12.423cm">
                <text:p/>
              </draw:circle>
              <draw:line draw:style-name="gr3" draw:text-style-name="P1" draw:layer="layout" svg:x1="3.566cm" svg:y1="13.558cm" svg:x2="3.566cm" svg:y2="12.48cm">
                <text:p/>
              </draw:line>
              <draw:line draw:style-name="gr2" draw:text-style-name="P1" draw:layer="layout" svg:x1="3.567cm" svg:y1="12cm" svg:x2="3.567cm" svg:y2="14cm">
                <text:p/>
              </draw:line>
            </draw:g>
            <draw:g>
              <draw:g>
                <draw:rect draw:style-name="gr4" draw:text-style-name="P1" draw:layer="layout" svg:width="1.934cm" svg:height="0.43cm" draw:transform="rotate (1.5707963267946) translate (9.57cm 12.863cm)">
                  <text:p/>
                </draw:rect>
                <draw:line draw:style-name="gr2" draw:text-style-name="P1" draw:layer="layout" svg:x1="9.785cm" svg:y1="10.93cm" svg:x2="9.785cm" svg:y2="10.5cm">
                  <text:p/>
                </draw:line>
                <draw:line draw:style-name="gr2" draw:text-style-name="P1" draw:layer="layout" svg:x1="9.785cm" svg:y1="13.293cm" svg:x2="9.785cm" svg:y2="12.863cm">
                  <text:p/>
                </draw:line>
              </draw:g>
              <draw:g>
                <draw:path draw:style-name="gr1" draw:text-style-name="P1" draw:layer="layout" svg:width="3.102cm" svg:height="0.309cm" draw:transform="rotate (1.5707963267946) translate (9.47200000000055cm 16.6896782201855cm)" svg:viewBox="0 0 3103 310" svg:d="m0 19254c207 0 104 0 310 0 0 0 0-310 311-310s310 310 310 310c0 0 0-310 310-310s311 310 311 310c0 0 0-310 310-310s310 310 310 310c0 0 0-310 311-310s310 310 310 310h310">
                  <svg:title>Indutance</svg:title>
                  <text:p/>
                </draw:path>
                <draw:line draw:style-name="gr2" draw:text-style-name="P1" draw:layer="layout" svg:x1="9.782cm" svg:y1="13.586cm" svg:x2="9.782cm" svg:y2="13.276cm">
                  <text:p/>
                </draw:line>
                <draw:line draw:style-name="gr2" draw:text-style-name="P1" draw:layer="layout" svg:x1="9.782cm" svg:y1="17cm" svg:x2="9.782cm" svg:y2="16.69cm">
                  <text:p/>
                </draw:line>
              </draw:g>
            </draw:g>
            <draw:line draw:style-name="gr2" draw:text-style-name="P1" draw:layer="layout" svg:x1="9.782cm" svg:y1="17cm" svg:x2="3.567cm" svg:y2="17cm">
              <text:p/>
            </draw:line>
            <draw:line draw:style-name="gr2" draw:text-style-name="P1" draw:layer="layout" svg:x1="3.567cm" svg:y1="17cm" svg:x2="3.567cm" svg:y2="14cm">
              <text:p/>
            </draw:line>
            <draw:line draw:style-name="gr2" draw:text-style-name="P1" draw:layer="layout" svg:x1="3.567cm" svg:y1="12cm" svg:x2="3.567cm" svg:y2="10.5cm">
              <text:p/>
            </draw:line>
            <draw:line draw:style-name="gr2" draw:text-style-name="P1" draw:layer="layout" svg:x1="3.567cm" svg:y1="10.5cm" svg:x2="5cm" svg:y2="10.5cm">
              <text:p/>
            </draw:line>
            <draw:line draw:style-name="gr2" draw:text-style-name="P1" draw:layer="layout" svg:x1="7.5cm" svg:y1="10.5cm" svg:x2="9.785cm" svg:y2="10.5cm">
              <text:p/>
            </draw:line>
          </draw:g>
          <draw:frame draw:style-name="gr5" draw:layer="layout" svg:width="2.5cm" svg:height="1.25cm" svg:x="10cm" svg:y="11.5cm">
            <draw:text-box>
              <text:p>R</text:p>
            </draw:text-box>
          </draw:frame>
          <draw:frame draw:style-name="gr6" draw:layer="layout" svg:width="2cm" svg:height="2.25cm" svg:x="10cm" svg:y="14cm">
            <draw:text-box>
              <text:p>L</text:p>
            </draw:text-box>
          </draw:frame>
          <draw:frame draw:style-name="gr7" draw:layer="layout" svg:width="1cm" svg:height="1cm" svg:x="6.5cm" svg:y="9cm">
            <draw:text-box>
              <text:p>T</text:p>
            </draw:text-box>
          </draw:frame>
          <draw:frame draw:style-name="gr8" draw:layer="layout" svg:width="2.5cm" svg:height="1.75cm" svg:x="2cm" svg:y="12.25cm">
            <draw:text-box>
              <text:p>U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1" svg:stroke-width="0.1cm" draw:marker-start-width="0.45cm" draw:marker-end-width="0.45cm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1-01-14T10:01:42.88</meta:creation-date>
    <dc:date>2011-01-14T11:03:14.23</dc:date>
    <dc:creator>Yannick HEINRICH</dc:creator>
    <meta:editing-duration>PT01H01M24S</meta:editing-duration>
    <meta:editing-cycles>17</meta:editing-cycles>
    <meta:generator>OpenOffice.org/3.2$Win32 OpenOffice.org_project/320m18$Build-9502</meta:generator>
    <meta:document-statistic meta:object-count="52"/>
  </office:meta>
</office:document-meta>
</file>